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ontents_20_3">
      <style:paragraph-properties>
        <style:tab-stops>
          <style:tab-stop style:position="6.5319in" style:type="right" style:leader-style="dotted" style:leader-text="."/>
        </style:tab-stops>
      </style:paragraph-properties>
    </style:style>
    <style:style style:name="P2" style:family="paragraph" style:parent-style-name="Text_20_body">
      <style:paragraph-properties fo:text-align="justify" style:justify-single-word="false"/>
      <style:text-properties officeooo:paragraph-rsid="00f4db66"/>
    </style:style>
    <style:style style:name="P3" style:family="paragraph" style:parent-style-name="Text_20_body">
      <style:paragraph-properties fo:text-align="justify" style:justify-single-word="false"/>
      <style:text-properties officeooo:paragraph-rsid="00f55b70"/>
    </style:style>
    <style:style style:name="P4" style:family="paragraph" style:parent-style-name="Text_20_body">
      <style:text-properties officeooo:rsid="00f4859a" officeooo:paragraph-rsid="00f4859a"/>
    </style:style>
    <style:style style:name="P5" style:family="paragraph" style:parent-style-name="Text_20_body">
      <style:text-properties officeooo:paragraph-rsid="00f4859a"/>
    </style:style>
    <style:style style:name="P6" style:family="paragraph" style:parent-style-name="Text_20_body">
      <style:paragraph-properties fo:text-align="start" style:justify-single-word="false" style:writing-mode="lr-tb"/>
    </style:style>
    <style:style style:name="P7" style:family="paragraph" style:parent-style-name="Heading_20_3">
      <style:text-properties officeooo:rsid="00f398a7" officeooo:paragraph-rsid="00f398a7"/>
    </style:style>
    <style:style style:name="T1" style:family="text">
      <style:text-properties fo:color="#008000"/>
    </style:style>
    <style:style style:name="T2" style:family="text">
      <style:text-properties fo:color="#808000"/>
    </style:style>
    <style:style style:name="T3" style:family="text">
      <style:text-properties fo:color="#c0c0c0"/>
    </style:style>
    <style:style style:name="T4" style:family="text">
      <style:text-properties fo:color="#800080"/>
    </style:style>
    <style:style style:name="T5" style:family="text">
      <style:text-properties fo:color="#092e64"/>
    </style:style>
    <style:style style:name="T6" style:family="text">
      <style:text-properties officeooo:rsid="00f4859a"/>
    </style:style>
    <style:style style:name="T7" style:family="text">
      <style:text-properties officeooo:rsid="00f4db66"/>
    </style:style>
    <style:style style:name="T8" style:family="text">
      <style:text-properties officeooo:rsid="00f55b70"/>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758_2164083074" text:style-name="Index_20_Link" text:visited-style-name="Index_20_Link">آیتم: فانکشن‌های ++C چه چیزی را مینویسند و فراخوانی می‌کنند.<text:tab/>1</text:a></text:p>
        </text:index-body>
      </text:table-of-content>
      <text:h text:style-name="P7" text:outline-level="3"><text:bookmark-start text:name="__RefHeading___Toc1758_2164083074"/>در کلاس‌های والد چندریختی ، مخرب را به صورت virtual تعریف کنید.<text:bookmark-end text:name="__RefHeading___Toc1758_2164083074"/></text:h>
      <text:p text:style-name="P4">روش‌های زیادی برای این وجود داره که حساب کتاب زمان رو داشته باشیم، اما یک روش معقول این هست که یک کلاس base مثل TimeKeeper به همراه کلاس‌های مشتق شده ایجاد کنیم.</text:p>
      <text:p text:style-name="codesection"><text:span text:style-name="T2">class</text:span><text:span text:style-name="T3"> </text:span><text:span text:style-name="T4">TimeKeeper</text:span></text:p>
      <text:p text:style-name="codesection">{</text:p>
      <text:p text:style-name="codesection"><text:span text:style-name="T2">public</text:span>:</text:p>
      <text:p text:style-name="codesection"><text:span text:style-name="T3"><text:s text:c="4"/></text:span><text:span text:style-name="T4">TimeKeeper</text:span>()<text:span text:style-name="T3"> </text:span>{}</text:p>
      <text:p text:style-name="codesection"><text:span text:style-name="T3"><text:s text:c="4"/></text:span>~<text:span text:style-name="T4">TimeKeeper</text:span>()<text:span text:style-name="T3"> </text:span>{}</text:p>
      <text:p text:style-name="codesection">};</text:p>
      <text:p text:style-name="codesection"><text:span text:style-name="T2">class</text:span><text:span text:style-name="T3"> </text:span><text:span text:style-name="T4">AtmoicClock</text:span>:<text:span text:style-name="T3"> </text:span><text:span text:style-name="T2">public</text:span><text:span text:style-name="T3"> </text:span><text:span text:style-name="T4">TimeKeeper</text:span>{};</text:p>
      <text:p text:style-name="codesection"><text:span text:style-name="T2">class</text:span><text:span text:style-name="T3"> </text:span><text:span text:style-name="T4">WaterClock</text:span>:<text:span text:style-name="T3"> </text:span><text:span text:style-name="T2">public</text:span><text:span text:style-name="T3"> </text:span><text:span text:style-name="T4">TimeKeeper</text:span>{};</text:p>
      <text:p text:style-name="codesection"><text:span text:style-name="T2">class</text:span><text:span text:style-name="T3"> </text:span><text:span text:style-name="T4">WristWatch</text:span>:<text:span text:style-name="T3"> </text:span><text:span text:style-name="T2">public</text:span><text:span text:style-name="T3"> </text:span><text:span text:style-name="T4">TimeKeeper</text:span>{};</text:p>
      <text:p text:style-name="P5"><text:span text:style-name="T6">مشتری‌‌ها می‌خوان که هر وقت دوست داشتند به زمان دسترسی داشته باشند و نگران این نباشند که جزییات پیاده‌سازی به چه صورت است، در این صورت یک factory function (تابعی که اشاره‌گری از کلاس base به کلاس جدید مشتق شده رو برمیگردونه) می‌تونه برای برگرداندن یک اشاره‌گر به شیء timekeeping استفاده بشه:</text:span></text:p>
      <text:p text:style-name="codesection"><text:span text:style-name="T3"><text:s text:c="4"/></text:span><text:span text:style-name="T4">TimeKeeper</text:span>*<text:span text:style-name="T3"> </text:span><text:span text:style-name="T5">getTimeKeeper</text:span>();<text:span text:style-name="T3"> <text:s/></text:span><text:span text:style-name="T1">//</text:span><text:span text:style-name="T3"> </text:span><text:span text:style-name="T1">returns</text:span><text:span text:style-name="T3"> </text:span><text:span text:style-name="T1">a</text:span><text:span text:style-name="T3"> </text:span><text:span text:style-name="T1">pointer</text:span><text:span text:style-name="T3"> </text:span><text:span text:style-name="T1">to</text:span><text:span text:style-name="T3"> </text:span><text:span text:style-name="T1">a</text:span><text:span text:style-name="T3"> </text:span><text:span text:style-name="T1">dynamically</text:span><text:span text:style-name="T3"> </text:span><text:span text:style-name="T1">allocated</text:span></text:p>
      <text:p text:style-name="codesection"><text:span text:style-name="T3"><text:s text:c="56"/></text:span><text:span text:style-name="T1">//</text:span><text:span text:style-name="T3"> </text:span><text:span text:style-name="T1">object</text:span><text:span text:style-name="T3"> </text:span><text:span text:style-name="T1">of</text:span><text:span text:style-name="T3"> </text:span><text:span text:style-name="T1">a</text:span><text:span text:style-name="T3"> </text:span><text:span text:style-name="T1">class</text:span><text:span text:style-name="T3"> </text:span><text:span text:style-name="T1">derived</text:span><text:span text:style-name="T3"> </text:span><text:span text:style-name="T1">from</text:span><text:span text:style-name="T3"> </text:span><text:span text:style-name="T1">TimeKeeper</text:span></text:p>
      <text:p text:style-name="P2"><text:span text:style-name="T7">همانطور که می‌دانید چون آبجکت به صورت داینامیک تعریف شده، شیء‌ای که از getTimeKeeper برگشت داده شده روی heap بوده، بنابراین برای این که از نشت حافظه و سایز منابع جلوگیری کنیم، این خیلی مهمه که هر شیء‌ که به این شکل هست delete بشه:</text:span></text:p>
      <text:p text:style-name="codesection"><text:span text:style-name="T3"><text:s text:c="4"/></text:span><text:span text:style-name="T4">TimeKeeper</text:span><text:span text:style-name="T3"> </text:span>*<text:span text:style-name="T5">ptk</text:span>=<text:span text:style-name="T5">getTimeKeeper</text:span>();<text:span text:style-name="T3"> <text:s/></text:span><text:span text:style-name="T1">//get</text:span><text:span text:style-name="T3"> </text:span><text:span text:style-name="T1">dynamically</text:span><text:span text:style-name="T3"> </text:span><text:span text:style-name="T1">allocated</text:span><text:span text:style-name="T3"> </text:span><text:span text:style-name="T1">object</text:span><text:span text:style-name="T3"> </text:span><text:span text:style-name="T1">from</text:span><text:span text:style-name="T3"> </text:span><text:span text:style-name="T1">TimeKeeper</text:span></text:p>
      <text:p text:style-name="codesection"><text:span text:style-name="T3"><text:s text:c="38"/></text:span><text:span text:style-name="T1">//hierachy</text:span></text:p>
      <text:p text:style-name="codesection"><text:span text:style-name="T3"><text:s text:c="4"/></text:span><text:span text:style-name="T1">//....</text:span><text:span text:style-name="T3"> </text:span><text:span text:style-name="T1">use</text:span><text:span text:style-name="T3"> </text:span><text:span text:style-name="T1">it</text:span></text:p>
      <text:p text:style-name="codesection"><text:s text:c="4"/></text:p>
      <text:p text:style-name="codesection"><text:span text:style-name="T3"><text:s text:c="4"/></text:span><text:span text:style-name="T2">delete</text:span><text:span text:style-name="T3"> </text:span><text:span text:style-name="T5">ptk</text:span>;<text:span text:style-name="T3"> <text:s/></text:span><text:span text:style-name="T1">//release</text:span><text:span text:style-name="T3"> </text:span><text:span text:style-name="T1">it</text:span><text:span text:style-name="T3"> </text:span><text:span text:style-name="T1">to</text:span><text:span text:style-name="T3"> </text:span><text:span text:style-name="T1">avoid</text:span><text:span text:style-name="T3"> </text:span><text:span text:style-name="T1">resource</text:span><text:span text:style-name="T3"> </text:span><text:span text:style-name="T1">leak</text:span></text:p>
      <text:p text:style-name="P3"><text:span text:style-name="T8">آیتم ۱۳ نشان میدهد که انتظار delete کردن همچین چیزایی از مشتری خیلی خطرناکه:)، و آیتم ۱۸ نشان میدهد که چطور رابطی که factory function وجود دارد می‌تواند تغییر کند تا از خطاهای رایجی که مشتری میگیرد جلوگیری شود، اما چنین چیزی الان اولویت نداره، توی این آیتم ما به دنبال پیدا </text:span><text:soft-page-break/><text:span text:style-name="T8">کردن یک راه حل برای یک ضعف بنیادی از کد بالا هستیم: حتی اگه مشتری همه چیز رو درست انجام بده، هیچ تضمینی وجود نداره که بدونیم برنامه چطور کار خواهد کر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3-09T23:22:15.917702516</dc:date>
    <meta:editing-duration>PT11H50M31S</meta:editing-duration>
    <meta:editing-cycles>83</meta:editing-cycles>
    <meta:generator>LibreOffice/6.0.2.1$Linux_X86_64 LibreOffice_project/00m0$Build-1</meta:generator>
    <meta:document-statistic meta:table-count="0" meta:image-count="0" meta:object-count="0" meta:page-count="2" meta:paragraph-count="23" meta:word-count="298" meta:character-count="1803" meta:non-whitespace-character-count="1402"/>
  </office:meta>
</office:document-meta>
</file>